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b74a9" officeooo:paragraph-rsid="000b74a9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b74a9" officeooo:paragraph-rsid="00a410c5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b74a9" officeooo:paragraph-rsid="000b74a9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c87de" officeooo:paragraph-rsid="000c87de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6pt" officeooo:rsid="000c87de" officeooo:paragraph-rsid="000c87d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c87de" officeooo:paragraph-rsid="00a7c525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6b2ee" officeooo:paragraph-rsid="0016b2e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6b2ee" officeooo:paragraph-rsid="00c2e3b8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6b2ee" officeooo:paragraph-rsid="00c4af57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6b2ee" officeooo:paragraph-rsid="00ceb8f2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6b2ee" officeooo:paragraph-rsid="00d1ba61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ae2e54" officeooo:paragraph-rsid="00ae2e54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ae2e54" officeooo:paragraph-rsid="00b56ff2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ae2e54" officeooo:paragraph-rsid="00cb3d9b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ae2e54" officeooo:paragraph-rsid="00cb5772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ae2e54" officeooo:paragraph-rsid="00cdcc7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ae2e54" officeooo:paragraph-rsid="00d837cf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ae2e54" officeooo:paragraph-rsid="00d95d4e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ae2e54" officeooo:paragraph-rsid="00da1d7b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ae2e54" officeooo:paragraph-rsid="00df7e79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ae2e54" officeooo:paragraph-rsid="00e408fc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ae2e54" officeooo:paragraph-rsid="00e588de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ae2e54" officeooo:paragraph-rsid="00e87762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ae2e54" officeooo:paragraph-rsid="00f147c2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ae2e54" officeooo:paragraph-rsid="00f25801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ae2e54" officeooo:paragraph-rsid="00f74671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ae2e54" officeooo:paragraph-rsid="00f8369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ae2e54" officeooo:paragraph-rsid="00f9ff7c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ae2e54" officeooo:paragraph-rsid="00fb2871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1pt" officeooo:rsid="009a7e3d" officeooo:paragraph-rsid="00fb2871" style:font-size-asian="9.60000038146973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6pt" fo:font-style="italic" officeooo:rsid="001adf64" officeooo:paragraph-rsid="00d1ba61" style:font-size-asian="16pt" style:font-style-asian="italic" style:font-size-complex="16pt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ize="16pt" fo:font-style="italic" officeooo:rsid="00df7e79" officeooo:paragraph-rsid="00df7e79" style:font-size-asian="16pt" style:font-style-asian="italic" style:font-size-complex="16pt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ize="16pt" fo:font-style="italic" officeooo:rsid="00df7e79" officeooo:paragraph-rsid="00e07d2b" style:font-size-asian="16pt" style:font-style-asian="italic" style:font-size-complex="16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ize="16pt" officeooo:rsid="00ae2e54" officeooo:paragraph-rsid="00fc5441" style:font-size-asian="16pt" style:font-size-complex="16pt"/>
    </style:style>
    <style:style style:name="T1" style:family="text">
      <style:text-properties officeooo:rsid="000db193"/>
    </style:style>
    <style:style style:name="T2" style:family="text">
      <style:text-properties fo:font-style="italic" officeooo:rsid="001adf64" style:font-style-asian="italic" style:font-style-complex="italic"/>
    </style:style>
    <style:style style:name="T3" style:family="text">
      <style:text-properties fo:font-style="italic" officeooo:rsid="00a6703b" style:font-style-asian="italic" style:font-style-complex="italic"/>
    </style:style>
    <style:style style:name="T4" style:family="text">
      <style:text-properties fo:font-style="italic" officeooo:rsid="00baedbb" style:font-style-asian="italic" style:font-style-complex="italic"/>
    </style:style>
    <style:style style:name="T5" style:family="text">
      <style:text-properties fo:font-style="italic" officeooo:rsid="00bce8a0" style:font-style-asian="italic" style:font-style-complex="italic"/>
    </style:style>
    <style:style style:name="T6" style:family="text">
      <style:text-properties fo:font-style="italic" officeooo:rsid="00cfdb1a" style:font-style-asian="italic" style:font-style-complex="italic"/>
    </style:style>
    <style:style style:name="T7" style:family="text">
      <style:text-properties fo:font-style="italic" officeooo:rsid="00d5f063" style:font-style-asian="italic" style:font-style-complex="italic"/>
    </style:style>
    <style:style style:name="T8" style:family="text">
      <style:text-properties fo:font-style="italic" officeooo:rsid="00d6ffaf" style:font-style-asian="italic" style:font-style-complex="italic"/>
    </style:style>
    <style:style style:name="T9" style:family="text">
      <style:text-properties fo:font-style="italic" officeooo:rsid="00d82979" style:font-style-asian="italic" style:font-style-complex="italic"/>
    </style:style>
    <style:style style:name="T10" style:family="text">
      <style:text-properties fo:font-style="italic" officeooo:rsid="00d837cf" style:font-style-asian="italic" style:font-style-complex="italic"/>
    </style:style>
    <style:style style:name="T11" style:family="text">
      <style:text-properties fo:font-style="italic" officeooo:rsid="00d95d4e" style:font-style-asian="italic" style:font-style-complex="italic"/>
    </style:style>
    <style:style style:name="T12" style:family="text">
      <style:text-properties fo:font-style="italic" officeooo:rsid="00dbdf17" style:font-style-asian="italic" style:font-style-complex="italic"/>
    </style:style>
    <style:style style:name="T13" style:family="text">
      <style:text-properties fo:font-style="italic" officeooo:rsid="00dda6c7" style:font-style-asian="italic" style:font-style-complex="italic"/>
    </style:style>
    <style:style style:name="T14" style:family="text">
      <style:text-properties fo:font-style="italic" officeooo:rsid="00df7e79" style:font-style-asian="italic" style:font-style-complex="italic"/>
    </style:style>
    <style:style style:name="T15" style:family="text">
      <style:text-properties fo:font-style="italic" officeooo:rsid="00e408fc" style:font-style-asian="italic" style:font-style-complex="italic"/>
    </style:style>
    <style:style style:name="T16" style:family="text">
      <style:text-properties fo:font-style="italic" officeooo:rsid="00e6c204" style:font-style-asian="italic" style:font-style-complex="italic"/>
    </style:style>
    <style:style style:name="T17" style:family="text">
      <style:text-properties fo:font-style="italic" officeooo:rsid="00e87762" style:font-style-asian="italic" style:font-style-complex="italic"/>
    </style:style>
    <style:style style:name="T18" style:family="text">
      <style:text-properties fo:font-style="italic" officeooo:rsid="00ea292c" style:font-style-asian="italic" style:font-style-complex="italic"/>
    </style:style>
    <style:style style:name="T19" style:family="text">
      <style:text-properties fo:font-style="italic" officeooo:rsid="00ec1d1b" style:font-style-asian="italic" style:font-style-complex="italic"/>
    </style:style>
    <style:style style:name="T20" style:family="text">
      <style:text-properties fo:font-style="italic" officeooo:rsid="00ec689d" style:font-style-asian="italic" style:font-style-complex="italic"/>
    </style:style>
    <style:style style:name="T21" style:family="text">
      <style:text-properties fo:font-style="italic" officeooo:rsid="00edf22d" style:font-style-asian="italic" style:font-style-complex="italic"/>
    </style:style>
    <style:style style:name="T22" style:family="text">
      <style:text-properties fo:font-style="italic" officeooo:rsid="00ee56cf" style:font-style-asian="italic" style:font-style-complex="italic"/>
    </style:style>
    <style:style style:name="T23" style:family="text">
      <style:text-properties fo:font-style="italic" officeooo:rsid="00f0059f" style:font-style-asian="italic" style:font-style-complex="italic"/>
    </style:style>
    <style:style style:name="T24" style:family="text">
      <style:text-properties fo:font-style="italic" officeooo:rsid="00f147c2" style:font-style-asian="italic" style:font-style-complex="italic"/>
    </style:style>
    <style:style style:name="T25" style:family="text">
      <style:text-properties fo:font-style="italic" officeooo:rsid="00f25801" style:font-style-asian="italic" style:font-style-complex="italic"/>
    </style:style>
    <style:style style:name="T26" style:family="text">
      <style:text-properties fo:font-style="italic" officeooo:rsid="00f3f626" style:font-style-asian="italic" style:font-style-complex="italic"/>
    </style:style>
    <style:style style:name="T27" style:family="text">
      <style:text-properties fo:font-style="italic" officeooo:rsid="00f57dfd" style:font-style-asian="italic" style:font-style-complex="italic"/>
    </style:style>
    <style:style style:name="T28" style:family="text">
      <style:text-properties fo:font-style="italic" officeooo:rsid="00f83690" style:font-style-asian="italic" style:font-style-complex="italic"/>
    </style:style>
    <style:style style:name="T29" style:family="text">
      <style:text-properties fo:font-style="normal" officeooo:rsid="00baedbb" style:font-style-asian="normal" style:font-style-complex="normal"/>
    </style:style>
    <style:style style:name="T30" style:family="text">
      <style:text-properties fo:font-style="normal" officeooo:rsid="00bce8a0" style:font-style-asian="normal" style:font-style-complex="normal"/>
    </style:style>
    <style:style style:name="T31" style:family="text">
      <style:text-properties fo:font-style="normal" officeooo:rsid="00be50bb" style:font-style-asian="normal" style:font-style-complex="normal"/>
    </style:style>
    <style:style style:name="T32" style:family="text">
      <style:text-properties fo:font-style="normal" officeooo:rsid="00bf51e9" style:font-style-asian="normal" style:font-style-complex="normal"/>
    </style:style>
    <style:style style:name="T33" style:family="text">
      <style:text-properties fo:font-style="normal" officeooo:rsid="00fbb32f" style:font-style-asian="normal" style:font-style-complex="normal"/>
    </style:style>
    <style:style style:name="T34" style:family="text">
      <style:text-properties fo:font-style="normal" officeooo:rsid="00fc5441" style:font-style-asian="normal" style:font-style-complex="normal"/>
    </style:style>
    <style:style style:name="T35" style:family="text">
      <style:text-properties officeooo:rsid="00a3fe1e"/>
    </style:style>
    <style:style style:name="T36" style:family="text">
      <style:text-properties officeooo:rsid="00a410c5"/>
    </style:style>
    <style:style style:name="T37" style:family="text">
      <style:text-properties fo:font-size="16pt" fo:font-style="italic" officeooo:rsid="001adf64" style:font-size-asian="16pt" style:font-style-asian="italic" style:font-size-complex="16pt" style:font-style-complex="italic"/>
    </style:style>
    <style:style style:name="T38" style:family="text">
      <style:text-properties fo:font-size="16pt" fo:font-style="italic" officeooo:rsid="00d5f063" style:font-size-asian="16pt" style:font-style-asian="italic" style:font-size-complex="16pt" style:font-style-complex="italic"/>
    </style:style>
    <style:style style:name="T39" style:family="text">
      <style:text-properties fo:font-size="16pt" fo:font-style="italic" officeooo:rsid="00d6ffaf" style:font-size-asian="16pt" style:font-style-asian="italic" style:font-size-complex="16pt" style:font-style-complex="italic"/>
    </style:style>
    <style:style style:name="T40" style:family="text">
      <style:text-properties fo:font-size="16pt" fo:font-style="italic" officeooo:rsid="00ec1d1b" style:font-size-asian="16pt" style:font-style-asian="italic" style:font-size-complex="16pt" style:font-style-complex="italic"/>
    </style:style>
    <style:style style:name="T41" style:family="text">
      <style:text-properties fo:font-size="16pt" fo:font-style="italic" officeooo:rsid="00f25801" style:font-size-asian="16pt" style:font-style-asian="italic" style:font-size-complex="16pt" style:font-style-complex="italic"/>
    </style:style>
    <style:style style:name="T42" style:family="text">
      <style:text-properties fo:font-size="16pt" fo:font-style="italic" officeooo:rsid="00ee56cf" style:font-size-asian="16pt" style:font-style-asian="italic" style:font-size-complex="16pt" style:font-style-complex="italic"/>
    </style:style>
    <style:style style:name="T43" style:family="text">
      <style:text-properties fo:font-size="16pt" fo:font-style="italic" officeooo:rsid="00fb2871" style:font-size-asian="16pt" style:font-style-asian="italic" style:font-size-complex="16pt" style:font-style-complex="italic"/>
    </style:style>
    <style:style style:name="T44" style:family="text">
      <style:text-properties officeooo:rsid="00a99f20"/>
    </style:style>
    <style:style style:name="T45" style:family="text">
      <style:text-properties officeooo:rsid="00aa2288"/>
    </style:style>
    <style:style style:name="T46" style:family="text">
      <style:text-properties officeooo:rsid="00ab58d0"/>
    </style:style>
    <style:style style:name="T47" style:family="text">
      <style:text-properties officeooo:rsid="00ad6f12"/>
    </style:style>
    <style:style style:name="T48" style:family="text">
      <style:text-properties officeooo:rsid="00c1865b"/>
    </style:style>
    <style:style style:name="T49" style:family="text">
      <style:text-properties officeooo:rsid="00c2e3b8"/>
    </style:style>
    <style:style style:name="T50" style:family="text">
      <style:text-properties officeooo:rsid="00c7d8be"/>
    </style:style>
    <style:style style:name="T51" style:family="text">
      <style:text-properties officeooo:rsid="00c9690f"/>
    </style:style>
    <style:style style:name="T52" style:family="text">
      <style:text-properties officeooo:rsid="00cb5772"/>
    </style:style>
    <style:style style:name="T53" style:family="text">
      <style:text-properties officeooo:rsid="00cca8d8"/>
    </style:style>
    <style:style style:name="T54" style:family="text">
      <style:text-properties officeooo:rsid="00cdcc70"/>
    </style:style>
    <style:style style:name="T55" style:family="text">
      <style:text-properties officeooo:rsid="00ceb8f2"/>
    </style:style>
    <style:style style:name="T56" style:family="text">
      <style:text-properties officeooo:rsid="00d348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"/>Organização e Arquitetura de Computadores </text:p>
      <text:p text:style-name="P2">Trabalho <text:span text:style-name="T35">2</text:span>: <text:span text:style-name="T36">Funções de Acesso a Memória do MIPS</text:span></text:p>
      <text:p text:style-name="P1"/>
      <text:p text:style-name="P3">Aluno: Gabriel Martins de Miranda</text:p>
      <text:p text:style-name="P3">Matricula: 13/0111350</text:p>
      <text:p text:style-name="P3">Turma: C</text:p>
      <text:p text:style-name="P3"/>
      <text:p text:style-name="P4"/>
      <text:p text:style-name="P6">1. Ob<text:span text:style-name="T44">servações</text:span></text:p>
      <text:p text:style-name="P6"><text:tab/>→ <text:span text:style-name="T45">Compile digitando make no terminal.</text:span></text:p>
      <text:p text:style-name="P6"><text:tab/>→<text:span text:style-name="T46"> São gerados 2 executáveis: main e teste. Com teste tem-se o código de teste.</text:span></text:p>
      <text:p text:style-name="P6"/>
      <text:p text:style-name="P5"/>
      <text:p text:style-name="P5"><text:span text:style-name="T47">2</text:span>. Objetivos</text:p>
      <text:p text:style-name="P5"><text:tab/>→<text:span text:style-name="T1"> Implementar as funções de acesso à memória encontradas no MIPS (load byte, load half, load word, store byte, store half e store word).</text:span></text:p>
      <text:p text:style-name="P5"><text:tab/>→ <text:span text:style-name="T1">Mostrar resultados obtidos de um código de teste.</text:span></text:p>
      <text:p text:style-name="P5"/>
      <text:p text:style-name="P7"><text:span text:style-name="T48">3</text:span>. <text:span text:style-name="T48">Parâmetros</text:span></text:p>
      <text:p text:style-name="P31"><text:tab/></text:p>
      <text:p text:style-name="P11"><text:span text:style-name="T2">• </text:span><text:span text:style-name="T5">É importante</text:span><text:span text:style-name="T4"> </text:span><text:span text:style-name="T29">destacar </text:span><text:span text:style-name="T30">que o tipo in</text:span><text:span text:style-name="T33">t</text:span><text:span text:style-name="T30">8_t é </text:span><text:span text:style-name="T34">definido</text:span><text:span text:style-name="T30"> pelo compilador como </text:span><text:span text:style-name="T31"><text:s/>um char, e por isso aprensenta diversos problemas, incluindo quando se vai fazer shift. </text:span><text:span text:style-name="T32">Devido a isto, foi substituido por um int comum.</text:span><text:span text:style-name="T29"> </text:span></text:p>
      <text:p text:style-name="P8"/>
      <text:p text:style-name="P8"><text:tab/>→<text:span text:style-name="T49"> <text:s/>uint32_t address = endereço que se deseja acessar.</text:span></text:p>
      <text:p text:style-name="P9"><text:tab/>→<text:span text:style-name="T49"> <text:s/>uint16_t kte = constante adicionada ao endereço.</text:span></text:p>
      <text:p text:style-name="P14"><text:tab/>→<text:span text:style-name="T50"> <text:s/></text:span>int dado <text:span text:style-name="T51">= <text:s/>byte a ser escrito na memória.</text:span></text:p>
      <text:p text:style-name="P15"><text:span text:style-name="T51"><text:tab/>→ <text:s/></text:span>int16_t dado <text:span text:style-name="T52">= meia-palavra a ser escrita na memória.</text:span></text:p>
      <text:p text:style-name="P16"><text:tab/>→<text:span text:style-name="T53"> <text:s/></text:span>int32_t dado <text:span text:style-name="T54">= palavra a ser escrita na memória.</text:span></text:p>
      <text:p text:style-name="P16"/>
      <text:p text:style-name="P10"><text:span text:style-name="T48">3</text:span>. <text:span text:style-name="T55">Funções</text:span></text:p>
      <text:p text:style-name="P13"><text:span text:style-name="T3"><text:tab/>→</text:span><text:span text:style-name="T6"> </text:span><text:span text:style-name="T3">int <text:s/></text:span>lb(uint32_t address, uint16_t kte);</text:p>
      <text:p text:style-name="P25"><text:tab/><text:tab/><text:span text:style-name="T2">• </text:span><text:span text:style-name="T7">t0 (celula d</text:span><text:span text:style-name="T12">e</text:span><text:span text:style-name="T7"> memoria) </text:span><text:span text:style-name="T18">=&gt; </text:span><text:span text:style-name="T8"><text:s/></text:span><text:span text:style-name="T25">t0 = </text:span><text:span text:style-name="T8">mem[celula] </text:span></text:p>
      <text:p text:style-name="P17"><text:span text:style-name="T2"><text:tab/><text:tab/>• </text:span><text:span text:style-name="T7">t1 (offset sem mascara) </text:span><text:span text:style-name="T9">=</text:span><text:span text:style-name="T18">&gt;</text:span><text:span text:style-name="T9"> </text:span><text:span text:style-name="T25">t1 = </text:span><text:span text:style-name="T10">t0 &gt;&gt; offset*8</text:span></text:p>
      <text:p text:style-name="P18"><text:span text:style-name="T2"><text:tab/><text:tab/>• </text:span><text:span text:style-name="T11">s0 (offset com mascara) =</text:span><text:span text:style-name="T18">&gt;</text:span><text:span text:style-name="T11"> </text:span><text:span text:style-name="T25">s0 =</text:span><text:span text:style-name="T11">mascara_byte &amp; t1</text:span></text:p>
      <text:p text:style-name="P34"><text:tab/></text:p>
      <text:p text:style-name="P34"><text:soft-page-break/><text:tab/>→<text:span text:style-name="T56"> </text:span>int16_t lh(uint32_t address, uint16_t kte);</text:p>
      <text:p text:style-name="P25"><text:tab/><text:tab/><text:span text:style-name="T2">• </text:span><text:span text:style-name="T7">t0 (celula d</text:span><text:span text:style-name="T13">e</text:span><text:span text:style-name="T7"> memoria) </text:span><text:span text:style-name="T8">=</text:span><text:span text:style-name="T18">&gt;</text:span><text:span text:style-name="T8"> </text:span><text:span text:style-name="T25">t0 = </text:span><text:span text:style-name="T8">mem[celula] </text:span></text:p>
      <text:p text:style-name="P19"><text:span text:style-name="T2"><text:tab/><text:tab/>• </text:span><text:span text:style-name="T7">t1 (offset sem mascara) </text:span><text:span text:style-name="T9">=</text:span><text:span text:style-name="T18">&gt;</text:span><text:span text:style-name="T9"> </text:span><text:span text:style-name="T26">t1 = </text:span><text:span text:style-name="T10">t0 &gt;&gt; offset*8</text:span></text:p>
      <text:p text:style-name="P20"><text:span text:style-name="T2"><text:tab/><text:tab/>• </text:span><text:span text:style-name="T11">s0 (offset com mascara) =</text:span><text:span text:style-name="T18">&gt;</text:span><text:span text:style-name="T11"> </text:span><text:span text:style-name="T27">s0 = </text:span><text:span text:style-name="T14">mascara_half &amp; t1</text:span></text:p>
      <text:p text:style-name="P32"/>
      <text:p text:style-name="P12"><text:tab/>→<text:span text:style-name="T56"> </text:span>int32_t lw(uint32_t address, uint16_t kte);</text:p>
      <text:p text:style-name="P25"><text:tab/><text:tab/><text:span text:style-name="T2">• </text:span><text:span text:style-name="T7">t0 (celula d</text:span><text:span text:style-name="T13">e</text:span><text:span text:style-name="T7"> memoria) </text:span><text:span text:style-name="T8">=</text:span><text:span text:style-name="T19">&gt;</text:span><text:span text:style-name="T8"> </text:span><text:span text:style-name="T25">t0 = </text:span><text:span text:style-name="T8">mem[celula] </text:span></text:p>
      <text:p text:style-name="P21"><text:span text:style-name="T2"><text:tab/><text:tab/>• </text:span><text:span text:style-name="T7">t1 (celula d</text:span><text:span text:style-name="T13">e</text:span><text:span text:style-name="T7"> memoria) </text:span><text:span text:style-name="T9">=</text:span><text:span text:style-name="T19">&gt;</text:span><text:span text:style-name="T9"> </text:span><text:span text:style-name="T10">t</text:span><text:span text:style-name="T15">1 = t0</text:span></text:p>
      <text:p text:style-name="P21"><text:span text:style-name="T2"><text:tab/><text:tab/>• </text:span><text:span text:style-name="T11">s0 (</text:span><text:span text:style-name="T7">celula d</text:span><text:span text:style-name="T13">e</text:span><text:span text:style-name="T7"> memoria</text:span><text:span text:style-name="T11">) =</text:span><text:span text:style-name="T19">&gt;</text:span><text:span text:style-name="T11"> </text:span><text:span text:style-name="T15">s0 = t1</text:span></text:p>
      <text:p text:style-name="P33"/>
      <text:p text:style-name="P12"><text:tab/>→<text:span text:style-name="T56"> </text:span>void sb(uint32_t address, uint16_t kte, int dado);</text:p>
      <text:p text:style-name="P22"><text:tab/><text:tab/><text:span text:style-name="T2">• </text:span><text:span text:style-name="T7">t0 (celula d</text:span><text:span text:style-name="T13">e</text:span><text:span text:style-name="T7"> memoria) </text:span><text:span text:style-name="T8">=</text:span><text:span text:style-name="T20">&gt; </text:span><text:span text:style-name="T25">t0 = </text:span><text:span text:style-name="T8">mem[celula] </text:span></text:p>
      <text:p text:style-name="P23"><text:span text:style-name="T2"><text:tab/><text:tab/>• </text:span><text:span text:style-name="T16">t1 (byte a ser escrito com offset)</text:span><text:span text:style-name="T7"> </text:span><text:span text:style-name="T9">=</text:span><text:span text:style-name="T21">&gt;</text:span><text:span text:style-name="T9"> </text:span><text:span text:style-name="T17">t1 = dado &lt;&lt; offset*8</text:span></text:p>
      <text:p text:style-name="P24"><text:span text:style-name="T2"><text:tab/><text:tab/>• </text:span><text:span text:style-name="T22">s0 (</text:span><text:bookmark-start text:name="__DdeLink__467_1138450605"/><text:span text:style-name="T22">novo valor da celula de memoria</text:span><text:bookmark-end text:name="__DdeLink__467_1138450605"/><text:span text:style-name="T22">)</text:span><text:span text:style-name="T11"> =</text:span><text:span text:style-name="T23">&gt; </text:span></text:p>
      <text:p text:style-name="P24"><text:span text:style-name="T23"><text:tab/><text:tab/><text:tab/><text:tab/></text:span><text:span text:style-name="T24">s0 = ((~(mascara_byte &lt;&lt; (offset*8)) &amp; t0) | t1)</text:span></text:p>
      <text:p text:style-name="P12"/>
      <text:p text:style-name="P12"><text:tab/>→<text:span text:style-name="T56"> </text:span>void sh(uint32_t address, uint16_t kte, int16_t dado);</text:p>
      <text:p text:style-name="P26"><text:tab/><text:tab/><text:span text:style-name="T2">• </text:span><text:span text:style-name="T7">t0 (celula d</text:span><text:span text:style-name="T13">e</text:span><text:span text:style-name="T7"> memoria) </text:span><text:span text:style-name="T8">=</text:span><text:span text:style-name="T20">&gt; </text:span><text:span text:style-name="T25">t0 = </text:span><text:span text:style-name="T8">mem[celula] </text:span></text:p>
      <text:p text:style-name="P26"><text:span text:style-name="T2"><text:tab/><text:tab/>• </text:span><text:span text:style-name="T16">t1 (byte a ser escrito com offset)</text:span><text:span text:style-name="T7"> </text:span><text:span text:style-name="T9">=</text:span><text:span text:style-name="T21">&gt;</text:span><text:span text:style-name="T9"> </text:span><text:span text:style-name="T17">t1 = dado &lt;&lt; offset*8</text:span></text:p>
      <text:p text:style-name="P26"><text:span text:style-name="T2"><text:tab/><text:tab/>• </text:span><text:span text:style-name="T22">s0 (novo valor da celula de memoria)</text:span><text:span text:style-name="T11"> =</text:span><text:span text:style-name="T23">&gt; </text:span></text:p>
      <text:p text:style-name="P27"><text:span text:style-name="T23"><text:tab/><text:tab/><text:tab/><text:tab/></text:span><text:span text:style-name="T24">s0 = ((~(</text:span><text:span text:style-name="T28">mascara_half</text:span><text:span text:style-name="T24"> &lt;&lt; (offset*8)) &amp; t0) | t1)</text:span></text:p>
      <text:p text:style-name="P28"><text:tab/></text:p>
      <text:p text:style-name="P28"><text:tab/>→<text:span text:style-name="T56"> </text:span>void sw(uint32_t address, uint16_t kte, int32_t dado);</text:p>
      <text:p text:style-name="P30"><text:tab/><text:tab/><text:span text:style-name="T37">• </text:span><text:span text:style-name="T38">t0 (</text:span><text:span text:style-name="T42">novo valor da celula de memoria</text:span><text:span text:style-name="T38">) </text:span><text:span text:style-name="T39">=</text:span><text:span text:style-name="T40">&gt;</text:span><text:span text:style-name="T39"> </text:span><text:span text:style-name="T41">t0 = </text:span><text:span text:style-name="T43">dado</text:span></text:p>
      <text:p text:style-name="P29"><text:span text:style-name="T2"><text:tab/><text:tab/>• </text:span><text:span text:style-name="T7">t1 (</text:span><text:span text:style-name="T22">novo valor da celula de memoria</text:span><text:span text:style-name="T7">) </text:span><text:span text:style-name="T9">=</text:span><text:span text:style-name="T19">&gt;</text:span><text:span text:style-name="T9"> </text:span><text:span text:style-name="T10">t</text:span><text:span text:style-name="T15">1 = t0</text:span></text:p>
      <text:p text:style-name="P29"><text:span text:style-name="T2"><text:tab/><text:tab/>• </text:span><text:span text:style-name="T11">s0 (</text:span><text:span text:style-name="T22">novo valor da celula de memoria</text:span><text:span text:style-name="T11">) =</text:span><text:span text:style-name="T19">&gt;</text:span><text:span text:style-name="T11"> </text:span><text:span text:style-name="T15">s0 = t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01:01.487943426</meta:creation-date>
    <dc:date>2015-09-20T18:44:28.535670792</dc:date>
    <meta:editing-duration>PT2H2M50S</meta:editing-duration>
    <meta:editing-cycles>235</meta:editing-cycles>
    <meta:generator>LibreOffice/4.2.8.2$Linux_X86_64 LibreOffice_project/420m0$Build-2</meta:generator>
    <meta:document-statistic meta:table-count="0" meta:image-count="0" meta:object-count="0" meta:page-count="2" meta:paragraph-count="48" meta:word-count="416" meta:character-count="2278" meta:non-whitespace-character-count="1821"/>
  </office:meta>
</office:document-meta>
</file>